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139000000629F45A28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6.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4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5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74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3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86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413cm" loext:decorative="false"/>
      <style:paragraph-properties style:writing-mode="lr-tb"/>
    </style:style>
    <style:style style:name="gr10" style:family="graphic" style:parent-style-name="standard">
      <style:graphic-properties draw:stroke="none" draw:fill-color="#862121"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.11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.75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73cm" loext:decorative="false"/>
      <style:paragraph-properties style:writing-mode="lr-tb"/>
    </style:style>
    <style:style style:name="co1" style:family="table-column">
      <style:table-column-properties style:column-width="0.966cm" style:use-optimal-column-width="false"/>
    </style:style>
    <style:style style:name="co2" style:family="table-column">
      <style:table-column-properties style:column-width="0.965cm" style:use-optimal-column-width="false"/>
    </style:style>
    <style:style style:name="co3" style:family="table-column">
      <style:table-column-properties style:column-width="0.951cm" style:use-optimal-column-width="false"/>
    </style:style>
    <style:style style:name="ro1" style:family="table-row">
      <style:table-row-properties style:row-height="0.53cm" style:use-optimal-row-height="false"/>
    </style:style>
    <style:style style:name="ro2" style:family="table-row">
      <style:table-row-properties style:row-height="0.524cm" style:use-optimal-row-height="false"/>
    </style:style>
    <style:style style:name="ce1" style:family="table-cell">
      <loext:graphic-properties draw:textarea-vertical-align="middle" fo:padding-top="0cm" fo:padding-bottom="0cm" fo:padding-left="0cm" fo:padding-right="0cm"/>
      <style:paragraph-properties fo:border="0.28pt solid #000000"/>
      <style:text-properties fo:font-size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ontserrat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Montserrat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Montserrat" fo:font-size="12pt" style:font-size-asian="12pt" style:font-size-complex="12pt"/>
    </style:style>
    <style:style style:name="P5" style:family="paragraph">
      <loext:graphic-properties draw:fill-color="#862121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style:font-name="Montserrat" fo:font-size="14pt" style:font-size-asian="14pt" style:font-size-complex="14pt"/>
    </style:style>
    <style:style style:name="T2" style:family="text">
      <style:text-properties style:font-name="Montserrat" fo:font-size="32pt" style:font-size-asian="32pt" style:font-size-complex="32pt"/>
    </style:style>
    <style:style style:name="T3" style:family="text">
      <style:text-properties style:font-name="Montserra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Template" svg:width="3.281cm" svg:height="1.027cm" svg:x="1.27cm" svg:y="28.53cm">
          <draw:image xlink:href="Pictures/1000000100000139000000629F45A286.png" xlink:type="simple" xlink:show="embed" xlink:actuate="onLoad" draw:mime-type="image/png">
            <text:p/>
          </draw:image>
        </draw:frame>
        <draw:frame draw:style-name="gr2" draw:text-style-name="P2" draw:layer="Template" svg:width="6.9cm" svg:height="0.852cm" svg:x="12.77cm" svg:y="28.568cm">
          <draw:text-box>
            <text:p><text:span text:style-name="T1">www.swingsurlasorgue.fr</text:span></text:p>
          </draw:text-box>
        </draw:frame>
        <draw:frame draw:style-name="gr3" draw:text-style-name="P3" draw:layer="layout" svg:width="1.341cm" svg:height="1.627cm" svg:x="1.403cm" svg:y="9.744cm">
          <draw:text-box>
            <text:p><text:span text:style-name="T2">A</text:span></text:p>
          </draw:text-box>
        </draw:frame>
        <draw:frame draw:style-name="gr4" draw:text-style-name="P3" draw:layer="layout" svg:width="1.358cm" svg:height="1.627cm" svg:x="1.394cm" svg:y="14.744cm">
          <draw:text-box>
            <text:p><text:span text:style-name="T2">G</text:span></text:p>
          </draw:text-box>
        </draw:frame>
        <draw:frame draw:style-name="gr5" draw:text-style-name="P3" draw:layer="layout" svg:width="1.241cm" svg:height="1.627cm" svg:x="1.453cm" svg:y="20.044cm">
          <draw:text-box>
            <text:p><text:span text:style-name="T2">E</text:span></text:p>
          </draw:text-box>
        </draw:frame>
        <draw:frame draw:style-name="gr6" draw:text-style-name="P3" draw:layer="layout" svg:width="1.334cm" svg:height="1.627cm" svg:x="1.406cm" svg:y="4.615cm">
          <draw:text-box>
            <text:p><text:span text:style-name="T2">C</text:span></text:p>
          </draw:text-box>
        </draw:frame>
        <draw:frame draw:style-name="gr7" draw:text-style-name="P3" draw:layer="layout" svg:width="1.386cm" svg:height="1.627cm" svg:x="1.337cm" svg:y="24.941cm">
          <draw:text-box>
            <text:p><text:span text:style-name="T2">D</text:span></text:p>
          </draw:text-box>
        </draw:frame>
        <draw:frame draw:style-name="gr8" draw:layer="layout" svg:width="4.813cm" svg:height="2.643cm" svg:x="9.228cm" svg:y="4.2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" draw:text-style-name="P4" draw:layer="layout" svg:width="0.913cm" svg:height="0.768cm" svg:x="3.809cm" svg:y="7.091cm">
          <draw:text-box>
            <text:p><text:span text:style-name="T3">12</text:span></text:p>
          </draw:text-box>
        </draw:frame>
        <draw:frame draw:style-name="gr8" draw:layer="layout" svg:width="4.813cm" svg:height="2.643cm" svg:x="3.748cm" svg:y="4.2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8" draw:layer="layout" svg:width="4.813cm" svg:height="2.643cm" svg:x="14.54cm" svg:y="4.2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8" draw:layer="layout" svg:width="4.813cm" svg:height="2.643cm" svg:x="9.229cm" svg:y="9.3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8" draw:layer="layout" svg:width="4.813cm" svg:height="2.643cm" svg:x="3.749cm" svg:y="9.3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8" draw:layer="layout" svg:width="4.813cm" svg:height="2.643cm" svg:x="14.541cm" svg:y="9.3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8" draw:layer="layout" svg:width="4.813cm" svg:height="2.643cm" svg:x="9.23cm" svg:y="14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8" draw:layer="layout" svg:width="4.813cm" svg:height="2.643cm" svg:x="3.75cm" svg:y="14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8" draw:layer="layout" svg:width="4.813cm" svg:height="2.643cm" svg:x="14.542cm" svg:y="14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8" draw:layer="layout" svg:width="4.813cm" svg:height="2.643cm" svg:x="9.231cm" svg:y="19.5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8" draw:layer="layout" svg:width="4.813cm" svg:height="2.643cm" svg:x="3.751cm" svg:y="19.5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8" draw:layer="layout" svg:width="4.813cm" svg:height="2.643cm" svg:x="14.543cm" svg:y="19.5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8" draw:layer="layout" svg:width="4.813cm" svg:height="2.643cm" svg:x="9.232cm" svg:y="24.4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8" draw:layer="layout" svg:width="4.813cm" svg:height="2.643cm" svg:x="3.752cm" svg:y="24.4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8" draw:layer="layout" svg:width="4.813cm" svg:height="2.643cm" svg:x="14.544cm" svg:y="24.4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10" draw:text-style-name="P5" draw:layer="layout" svg:width="0.309cm" svg:height="0.309cm" svg:x="6.952cm" svg:y="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6.001cm" svg:y="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4.093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4.093cm" svg:y="4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6.952cm" svg:y="4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6.952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5.05cm" svg:y="4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2.447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1.503cm" svg:y="5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9.548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9.548cm" svg:y="4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9.548cm" svg:y="4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1.503cm" svg:y="6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4.093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9.548cm" svg:y="6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2.447cm" svg:y="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0.512cm" svg:y="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47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7.752cm" svg:y="6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56cm" svg:y="4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7.752cm" svg:y="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5.856cm" svg:y="6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4.853cm" svg:y="6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6.8cm" svg:y="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4.853cm" svg:y="5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7.752cm" svg:y="5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4.85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7.752cm" svg:y="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.613cm" svg:height="1.627cm" svg:x="5.489cm" svg:y="1.574cm">
          <draw:text-box>
            <text:p><text:span text:style-name="T2">M</text:span></text:p>
          </draw:text-box>
        </draw:frame>
        <draw:frame draw:style-name="gr13" draw:text-style-name="P3" draw:layer="layout" svg:width="2.253cm" svg:height="1.627cm" svg:x="10.554cm" svg:y="1.574cm">
          <draw:text-box>
            <text:p><text:span text:style-name="T2">7M</text:span></text:p>
          </draw:text-box>
        </draw:frame>
        <draw:frame draw:style-name="gr6" draw:text-style-name="P3" draw:layer="layout" svg:width="1.334cm" svg:height="1.627cm" svg:x="16.49cm" svg:y="1.574cm">
          <draw:text-box>
            <text:p><text:span text:style-name="T2">7</text:span></text:p>
          </draw:text-box>
        </draw:frame>
        <draw:frame draw:style-name="gr9" draw:text-style-name="P4" draw:layer="layout" svg:width="0.913cm" svg:height="0.768cm" svg:x="9.234cm" svg:y="7.131cm">
          <draw:text-box>
            <text:p><text:span text:style-name="T3">12</text:span></text:p>
          </draw:text-box>
        </draw:frame>
        <draw:frame draw:style-name="gr9" draw:text-style-name="P4" draw:layer="layout" svg:width="0.913cm" svg:height="0.768cm" svg:x="14.592cm" svg:y="7.052cm">
          <draw:text-box>
            <text:p><text:span text:style-name="T3">12</text:span></text:p>
          </draw:text-box>
        </draw:frame>
        <draw:custom-shape draw:style-name="gr11" draw:text-style-name="P6" draw:layer="layout" svg:width="0.309cm" svg:height="0.309cm" svg:x="4.072cm" svg:y="10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5.042cm" svg:y="11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6.977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5.042cm" svg:y="1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97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6.977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5.042cm" svg:y="9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9.572cm" svg:y="10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0.542cm" svg:y="11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2.477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0.542cm" svg:y="1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7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2.477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0.542cm" svg:y="9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9.568cm" svg:y="1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1.474cm" svg:y="10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4.872cm" svg:y="10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5.832cm" svg:y="11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7.777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32cm" svg:y="1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7.77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7.777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5.832cm" svg:y="9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8.742cm" svg:y="1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5.832cm" svg:y="10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8.742cm" svg:y="9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0.773cm" svg:height="0.768cm" svg:x="4.81cm" svg:y="12.191cm">
          <draw:text-box>
            <text:p><text:span text:style-name="T3">3</text:span></text:p>
          </draw:text-box>
        </draw:frame>
        <draw:frame draw:style-name="gr14" draw:text-style-name="P4" draw:layer="layout" svg:width="0.773cm" svg:height="0.768cm" svg:x="10.311cm" svg:y="12.191cm">
          <draw:text-box>
            <text:p><text:span text:style-name="T3">3</text:span></text:p>
          </draw:text-box>
        </draw:frame>
        <draw:frame draw:style-name="gr14" draw:text-style-name="P4" draw:layer="layout" svg:width="0.773cm" svg:height="0.768cm" svg:x="15.612cm" svg:y="12.191cm">
          <draw:text-box>
            <text:p><text:span text:style-name="T3">3</text:span></text:p>
          </draw:text-box>
        </draw:frame>
        <draw:custom-shape draw:style-name="gr11" draw:text-style-name="P6" draw:layer="layout" svg:width="0.309cm" svg:height="0.309cm" svg:x="6.986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4.059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6.011cm" svg:y="2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5.025cm" svg:y="1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6.978cm" svg:y="2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5.025cm" svg:y="19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5.025cm" svg:y="2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986cm" svg:y="2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2.486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9.559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1.511cm" svg:y="2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0.525cm" svg:y="1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0.525cm" svg:y="19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0.525cm" svg:y="2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86cm" svg:y="2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1.515cm" svg:y="2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9.574cm" svg:y="19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7.785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4.858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6.81cm" svg:y="2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5.824cm" svg:y="1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24cm" svg:y="19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24cm" svg:y="2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7.785cm" svg:y="2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5.814cm" svg:y="2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8.727cm" svg:y="19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0.773cm" svg:height="0.768cm" svg:x="3.811cm" svg:y="16.991cm">
          <draw:text-box>
            <text:p><text:span text:style-name="T3">5</text:span></text:p>
          </draw:text-box>
        </draw:frame>
        <draw:custom-shape draw:style-name="gr10" draw:text-style-name="P5" draw:layer="layout" svg:width="0.309cm" svg:height="0.309cm" svg:x="6.979cm" svg:y="1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6.013cm" svg:y="16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4.067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4.067cm" svg:y="1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6.979cm" svg:y="14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979cm" svg:y="1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4.067cm" svg:y="1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79cm" svg:y="1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1.49cm" svg:y="16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9.567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9.567cm" svg:y="1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2.479cm" svg:y="14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79cm" svg:y="1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9.567cm" svg:y="1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1.49cm" svg:y="1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1.49cm" svg:y="16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3.44cm" svg:y="1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7.77cm" svg:y="1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6.789cm" svg:y="16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4.866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4.866cm" svg:y="1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7.77cm" svg:y="14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7.77cm" svg:y="1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4.866cm" svg:y="1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5.825cm" svg:y="1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5.825cm" svg:y="1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7.77cm" svg:y="1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0.773cm" svg:height="0.768cm" svg:x="10.313cm" svg:y="22.291cm">
          <draw:text-box>
            <text:p><text:span text:style-name="T3">8</text:span></text:p>
          </draw:text-box>
        </draw:frame>
        <draw:frame draw:style-name="gr14" draw:text-style-name="P4" draw:layer="layout" svg:width="0.773cm" svg:height="0.768cm" svg:x="4.814cm" svg:y="22.291cm">
          <draw:text-box>
            <text:p><text:span text:style-name="T3">8</text:span></text:p>
          </draw:text-box>
        </draw:frame>
        <draw:frame draw:style-name="gr14" draw:text-style-name="P4" draw:layer="layout" svg:width="0.773cm" svg:height="0.768cm" svg:x="15.614cm" svg:y="22.291cm">
          <draw:text-box>
            <text:p><text:span text:style-name="T3">8</text:span></text:p>
          </draw:text-box>
        </draw:frame>
        <draw:frame draw:style-name="gr14" draw:text-style-name="P4" draw:layer="layout" svg:width="0.773cm" svg:height="0.768cm" svg:x="9.312cm" svg:y="16.991cm">
          <draw:text-box>
            <text:p><text:span text:style-name="T3">5</text:span></text:p>
          </draw:text-box>
        </draw:frame>
        <draw:frame draw:style-name="gr14" draw:text-style-name="P4" draw:layer="layout" svg:width="0.773cm" svg:height="0.768cm" svg:x="14.613cm" svg:y="16.991cm">
          <draw:text-box>
            <text:p><text:span text:style-name="T3">5</text:span></text:p>
          </draw:text-box>
        </draw:frame>
        <draw:frame draw:style-name="gr9" draw:text-style-name="P4" draw:layer="layout" svg:width="0.913cm" svg:height="0.768cm" svg:x="6.691cm" svg:y="27.158cm">
          <draw:text-box>
            <text:p><text:span text:style-name="T3">12</text:span></text:p>
          </draw:text-box>
        </draw:frame>
        <draw:custom-shape draw:style-name="gr11" draw:text-style-name="P6" draw:layer="layout" svg:width="0.309cm" svg:height="0.309cm" svg:x="5.022cm" svg:y="2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4.061cm" svg:y="2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6.986cm" svg:y="2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5.022cm" svg:y="2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7.936cm" svg:y="2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6.987cm" svg:y="2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2.464cm" svg:y="2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0.522cm" svg:y="2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9.557cm" svg:y="2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2.464cm" svg:y="2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0.522cm" svg:y="2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3.436cm" svg:y="2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2.464cm" svg:y="2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0.913cm" svg:height="0.768cm" svg:x="12.192cm" svg:y="27.158cm">
          <draw:text-box>
            <text:p><text:span text:style-name="T3">12</text:span></text:p>
          </draw:text-box>
        </draw:frame>
        <draw:frame draw:style-name="gr9" draw:text-style-name="P4" draw:layer="layout" svg:width="0.913cm" svg:height="0.768cm" svg:x="16.508cm" svg:y="27.162cm">
          <draw:text-box>
            <text:p><text:span text:style-name="T3">12</text:span></text:p>
          </draw:text-box>
        </draw:frame>
        <draw:custom-shape draw:style-name="gr11" draw:text-style-name="P6" draw:layer="layout" svg:width="0.309cm" svg:height="0.309cm" svg:x="16.823cm" svg:y="2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4.866cm" svg:y="2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8.781cm" svg:y="2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6.831cm" svg:y="2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4.866cm" svg:y="2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7.736cm" svg:y="2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6.832cm" svg:y="24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2.464cm" svg:y="2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9.557cm" svg:y="25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5.796cm" svg:y="2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09cm" svg:height="0.309cm" svg:x="17.792cm" svg:y="26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mplate" draw:protected="tru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8T21:43:33.073000000</meta:creation-date>
    <dc:date>2025-06-09T15:54:10.752476900</dc:date>
    <meta:editing-duration>P4DT40S</meta:editing-duration>
    <meta:editing-cycles>5</meta:editing-cycles>
    <meta:generator>LibreOffice/25.2.1.2$Windows_X86_64 LibreOffice_project/d3abf4aee5fd705e4a92bba33a32f40bc4e56f49</meta:generator>
    <meta:document-statistic meta:object-count="171"/>
  </office:meta>
</office:document-meta>
</file>